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9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5];[$dropdowns.A:.C];2;0)" office:value-type="float" office:value="10" calcext:value-type="float">
            <text:p>10</text:p>
          </table:table-cell>
          <table:table-cell table:formula="of:=VLOOKUP([.H9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9];[$dropdowns.A:.C];2;0)" office:value-type="float" office:value="10" calcext:value-type="float">
            <text:p>10</text:p>
          </table:table-cell>
          <table:table-cell table:formula="of:=VLOOKUP([.H9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3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5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6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7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8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5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7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8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restaurant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0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2:items.D1048576 items.C1:items.C122 items.C124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number-columns-repeated="2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7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7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2" table:number-columns-repeated="16347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29" office:value-type="string" calcext:value-type="string">
            <text:p>0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35" office:value-type="string" calcext:value-type="string">
            <text:p>0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39" office:value-type="string" calcext:value-type="string">
            <text:p>07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44" office:value-type="string" calcext:value-type="string">
            <text:p>08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149" office:value-type="string" calcext:value-type="string">
            <text:p>09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7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53" office:value-type="string" calcext:value-type="string">
            <text:p>0A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7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58" office:value-type="string" calcext:value-type="string">
            <text:p>0B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7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63" office:value-type="string" calcext:value-type="string">
            <text:p>0C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7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44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1:colours.O11 colours.R11:colours.XFD11 colours.A12:colours.XFD1048576">
            <calcext:condition calcext:apply-style-name="ConditionalStyle_10" calcext:value="&gt;0" calcext:base-cell-address="colours.A11"/>
          </calcext:conditional-format>
          <calcext:conditional-format calcext:target-range-address="colours.P11:colours.Q11">
            <calcext:condition calcext:apply-style-name="ConditionalStyle_10" calcext:value="&gt;0" calcext:base-cell-address="colours.P11"/>
          </calcext:conditional-format>
        </calcext:conditional-formats>
      </table:table>
      <table:table table:name="palette" table:style-name="ta3"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4" calcext:value-type="float">
            <text:p>164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92" calcext:value-type="float">
            <text:p>92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189" table:formula="of:=[.D9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ID not in use" calcext:value-type="string">
            <text:p>ID not in use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189" table:formula="of:=[.D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189" table:formula="of:=[.D1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189" table:formula="of:=[.D1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189" table:formula="of:=[.D10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189" table:formula="of:=[.D1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189" table:formula="of:=[.D1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7:06:07.725148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2-03T17:08:29.913131011</dc:date>
    <meta:editing-cycles>583</meta:editing-cycles>
    <meta:editing-duration>P49DT8H11M14S</meta:editing-duration>
    <meta:generator>LibreOffice/24.8.3.2$Linux_X86_64 LibreOffice_project/480$Build-2</meta:generator>
    <meta:document-statistic meta:table-count="8" meta:cell-count="10732" meta:object-count="0"/>
    <meta:user-defined meta:name="AppVersion">15.0000</meta:user-defined>
  </office:meta>
</office:document-meta>
</file>